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ct_code</text:p>
          </table:table-cell>
          <table:table-cell office:value-type="string" calcext:value-type="string">
            <text:p>product_category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product_plan</text:p>
          </table:table-cell>
          <table:table-cell office:value-type="string" calcext:value-type="string">
            <text:p>"type"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ayment_year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cover_year</text:p>
          </table:table-cell>
          <table:table-cell office:value-type="string" calcext:value-type="string">
            <text:p>cover_type</text:p>
          </table:table-cell>
          <table:table-cell office:value-type="string" calcext:value-type="string">
            <text:p>premium_per_suminsure</text:p>
          </table:table-cell>
          <table:table-cell office:value-type="string" calcext:value-type="string">
            <text:p>healthcheck_flag</text:p>
          </table:table-cell>
          <table:table-cell office:value-type="string" calcext:value-type="string">
            <text:p>have_wp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active_flag</text:p>
          </table:table-cell>
          <table:table-cell office:value-type="string" calcext:value-type="string">
            <text:p>modify_date</text:p>
          </table:table-cell>
          <table:table-cell office:value-type="string" calcext:value-type="string">
            <text:p>product_line</text:p>
          </table:table-cell>
          <table:table-cell office:value-type="string" calcext:value-type="string">
            <text:p>saving_fla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เซฟดั่งใจ 12/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10T12:32:48" calcext:value-type="date">
            <text:p>08/10/16 12:32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060002" calcext:value-type="float">
            <text:p>40060002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คุ้มคุ้ม 20/2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6-01-01" calcext:value-type="date">
            <text:p>2016-01-01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7-07-06T17:09:11" calcext:value-type="date">
            <text:p>07/06/17 05:09 PM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060002" calcext:value-type="float">
            <text:p>40060002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คุ้มนาน 90/2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ตลอดชีพ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8-01-05" calcext:value-type="date">
            <text:p>2018-01-05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8-04-04T17:13:45" calcext:value-type="date">
            <text:p>04/04/18 05:13 PM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2-27" calcext:value-type="date">
            <text:p>02/27/16 12:0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บำนาญ 85/55 (บำนาญแบบลดหย่อนภาษีได้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บำนาญ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8-16T10:26:16" calcext:value-type="date">
            <text:p>08/16/17 10:26 AM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บำนาญ 85/60 (บำนาญแบบลดหย่อนภาษีได้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บำนาญ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8-16T10:26:16" calcext:value-type="date">
            <text:p>08/16/17 10:26 AM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060002" calcext:value-type="float">
            <text:p>40060002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คุ้มทวี (20/15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9-08-21" calcext:value-type="date">
            <text:p>2019-08-21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9-08-28T12:34:46" calcext:value-type="date">
            <text:p>08/28/19 12:34 PM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060002" calcext:value-type="float">
            <text:p>40060002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คุ้มคุ้ม 20/1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9-08-23" calcext:value-type="date">
            <text:p>2019-08-23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9-08-28T12:34:46" calcext:value-type="date">
            <text:p>08/28/19 12:34 PM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060002" calcext:value-type="float">
            <text:p>40060002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คุ้มทวี 20/1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9-08-23" calcext:value-type="date">
            <text:p>2019-08-23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9-09-02T13:39:55" calcext:value-type="date">
            <text:p>09/02/19 01:39 PM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พูนผล (15/9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5-12-29" calcext:value-type="date">
            <text:p>12/29/15 12:0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ออมสบาย 10/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7-23T15:40:37" calcext:value-type="date">
            <text:p>07/23/18 03:40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ซีเนียร์ 85/85 (เพื่อผู้สูงอายุ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12-19T18:31:39" calcext:value-type="date">
            <text:p>12/19/18 06:31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สบายชัวร์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5-12-29" calcext:value-type="date">
            <text:p>12/29/15 12:0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สบายชัวร์ (โครงการสบายชัวร์ไม่กลัวอะไรเลย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5-12-29" calcext:value-type="date">
            <text:p>12/29/15 12:0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เซฟเกษียณ มีบำนาญ 90/5 (บำนาญแบบลดหย่อนภาษีได้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บำนาญ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8-16T10:26:16" calcext:value-type="date">
            <text:p>08/16/17 10:26 AM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เซฟเกษียณ มีบำนาญ 90/60 (บำนาญแบบลดหย่อนภาษีได้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บำนาญ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8-16T10:26:16" calcext:value-type="date">
            <text:p>08/16/17 10:26 AM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เซฟเกษียณ มีบำนาญ 90/55 (บำนาญแบบลดหย่อนภาษีได้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บำนาญ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8-16T10:26:16" calcext:value-type="date">
            <text:p>08/16/17 10:26 AM</text:p>
          </table:table-cell>
          <table:table-cell office:value-type="string" calcext:value-type="string">
            <text:p>ANN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คุ้มได้เต็ม 20/1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10T12:32:48" calcext:value-type="date">
            <text:p>08/10/16 12:32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คุ้มได้เต็ม 20/1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10T12:32:48" calcext:value-type="date">
            <text:p>08/10/16 12:32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คุ้มได้เต็ม 20/2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10T12:32:48" calcext:value-type="date">
            <text:p>08/10/16 12:32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คุ้มได้คืน 20/1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01T13:38:14" calcext:value-type="date">
            <text:p>08/01/16 01:38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คุ้มได้คืน 20/1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10T12:32:48" calcext:value-type="date">
            <text:p>08/10/16 12:32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คุ้มได้คืน 20/2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6-08-10T12:32:48" calcext:value-type="date">
            <text:p>08/10/16 12:32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สบายสบาย 30/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7-11T15:56:04" calcext:value-type="date">
            <text:p>07/11/17 03:56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สบายสบาย 30/1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7-11T15:56:04" calcext:value-type="date">
            <text:p>07/11/17 03:56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สบายสบาย 30/1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7-11T15:56:04" calcext:value-type="date">
            <text:p>07/11/17 03:56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เพื่อนคู่ชีวิต B450 (20/15)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2-17T16:08:21" calcext:value-type="date">
            <text:p>02/17/17 04:08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่า 10/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2-21T17:25:36" calcext:value-type="date">
            <text:p>02/21/18 05:25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่า 10/3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่า 10/4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่า 10/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รอง 10/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รอง 10/7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รอง 10/8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รอง 10/9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ออมคุ้มครอง 10/1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6-16T14:39:27" calcext:value-type="date">
            <text:p>06/16/17 02:39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A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คุ้มค่าตลอดชีพ 90/2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ตลอดชีพ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2-12T11:04:53" calcext:value-type="date">
            <text:p>02/12/18 11:04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A3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คุ้มครองตลอดชีพ 99/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ตลอดชีพ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4-11T11:47:41" calcext:value-type="date">
            <text:p>04/11/18 11:47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A3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คุ้มครองตลอดชีพ 99/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ตลอดชีพ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4-11T11:47:41" calcext:value-type="date">
            <text:p>04/11/18 11:47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A4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คุ้มครองตลอดชีพ 99/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ตลอดชีพ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4-11T11:47:41" calcext:value-type="date">
            <text:p>04/11/18 11:47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E2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ชั่วระยะเวลา 10 ปี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r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9-02-13T08:50:33" calcext:value-type="date">
            <text:p>02/13/19 08:5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E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ชั่วระยะเวลา 15 ปี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r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9-02-13T08:50:33" calcext:value-type="date">
            <text:p>02/13/19 08:5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E2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คุ้มครองตลอดชีพ 95/2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ตลอดชีพ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9-02-13T08:50:33" calcext:value-type="date">
            <text:p>02/13/19 08:50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PA017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ใจกว้างเต็มแมกซ์ 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3-07T12:24:40" calcext:value-type="date">
            <text:p>03/07/17 12:24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18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ใจกว้างเต็มแมกซ์ 2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5-05T16:31:21" calcext:value-type="date">
            <text:p>05/05/17 04:31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20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คุ้มค่า 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3-07T12:24:40" calcext:value-type="date">
            <text:p>03/07/17 12:24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21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คุ้มค่า 2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3-07T12:24:40" calcext:value-type="date">
            <text:p>03/07/17 12:24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22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เบาใจ 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3-07T12:24:40" calcext:value-type="date">
            <text:p>03/07/17 12:24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23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เบาใจ 2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3-07T12:24:40" calcext:value-type="date">
            <text:p>03/07/17 12:24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24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ประกันอุบัติเหตุ คืนชัวร์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7-03-07T12:24:40" calcext:value-type="date">
            <text:p>03/07/17 12:24 P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27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มอไซค์วีไอพี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5-12-29" calcext:value-type="date">
            <text:p>12/29/15 12:00 A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PA063</text:p>
          </table:table-cell>
          <table:table-cell office:value-type="float" office:value="40060003" calcext:value-type="float">
            <text:p>40060003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พีเอ วีไอพี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8-03-29T09:16:54" calcext:value-type="date">
            <text:p>03/29/18 09:16 AM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วางใจคุ้มค่า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2-06-01" calcext:value-type="date">
            <text:p>2012-06-01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9-09-24T15:18:17" calcext:value-type="date">
            <text:p>09/24/19 03:18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E6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เซฟรับทรัพย์ 14/7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20-01-01" calcext:value-type="date">
            <text:p>2020-01-01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N</text:p>
          </table:table-cell>
          <table:table-cell office:value-type="date" office:date-value="2020-02-11T20:34:33" calcext:value-type="date">
            <text:p>02/11/20 08:34 PM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5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เซฟรับทรัพย์ 15/8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19-12-20T04:09:57" calcext:value-type="date">
            <text:p>12/20/19 04:09 A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E6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ซุปเปอร์ เฮลท์แคร์ 90/10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ตลอดชีพ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9-08-06" calcext:value-type="date">
            <text:p>2019-08-06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9-10-21T14:57:09" calcext:value-type="date">
            <text:p>10/21/19 02:57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0060002" calcext:value-type="float">
            <text:p>40060002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คุ้มคุ้ม 20/20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19-12-31" calcext:value-type="date">
            <text:p>2019-12-31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19-12-02T14:56:55" calcext:value-type="date">
            <text:p>12/02/19 02:56 PM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E72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ซูเปอร์ รีเทิร์น 10/5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20-01-23" calcext:value-type="date">
            <text:p>2020-01-23</text:p>
          </table:table-cell>
          <table:table-cell table:style-name="ce1" office:value-type="date" office:date-value="3000-12-31" calcext:value-type="date">
            <text:p>3000-12-31</text:p>
          </table:table-cell>
          <table:table-cell office:value-type="string" calcext:value-type="string">
            <text:p>Y</text:p>
          </table:table-cell>
          <table:table-cell office:value-type="date" office:date-value="2020-01-24T10:37:58" calcext:value-type="date">
            <text:p>01/24/20 10:37 AM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6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รักปั้นเงิน 3/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ce1" office:value-type="date" office:date-value="2020-01-03" calcext:value-type="date">
            <text:p>2020-01-03</text:p>
          </table:table-cell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Y</text:p>
          </table:table-cell>
          <table:table-cell office:value-type="date" office:date-value="2020-02-11T22:01:41" calcext:value-type="date">
            <text:p>02/11/20 10:01 PM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9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โอเชี่ยนไลฟ์ เซฟรับทรัพย์ 14/7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date" office:date-value="2020-02-11T20:34:33" calcext:value-type="date">
            <text:p>02/11/20 08:34 PM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string" calcext:value-type="string">
            <text:p>C98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1" calcext:value-type="float">
            <text:p>40030001</text:p>
          </table:table-cell>
          <table:table-cell office:value-type="string" calcext:value-type="string">
            <text:p>ไทยสมุทร รักปั้นเงิน 3/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สะสมทรัพย์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date" office:date-value="2020-02-11T20:34:33" calcext:value-type="date">
            <text:p>02/11/20 08:34 PM</text:p>
          </table:table-cell>
          <table:table-cell office:value-type="string" calcext:value-type="string">
            <text:p>O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6:39:52.158000000</meta:creation-date>
    <dc:date>2020-03-09T16:40:25.604000000</dc:date>
    <meta:editing-duration>PT33S</meta:editing-duration>
    <meta:editing-cycles>1</meta:editing-cycles>
    <meta:document-statistic meta:table-count="1" meta:cell-count="1042" meta:object-count="0"/>
    <meta:generator>LibreOffice/6.3.4.2$Windows_X86_64 LibreOffice_project/60da17e045e08f1793c57c00ba83cdfce946d0aa</meta:generator>
  </office:meta>
</office:document-meta>
</file>